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000000071041A8B54E4EDA86D.jpg" manifest:media-type="image/jpeg"/>
  <manifest:file-entry manifest:full-path="Pictures/10000201000000580000001F7D6E7D86E7CE4ECB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9.6667in" fo:margin-left="-0.0813in" fo:margin-top="0in" fo:margin-bottom="0in" table:align="left"/>
    </style:style>
    <style:style style:name="Table1.A" style:family="table-column">
      <style:table-column-properties style:column-width="1.4583in"/>
    </style:style>
    <style:style style:name="Table1.B" style:family="table-column">
      <style:table-column-properties style:column-width="8.207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9.6979in" fo:margin-left="-0.0813in" fo:margin-top="0in" fo:margin-bottom="0in" table:align="left"/>
    </style:style>
    <style:style style:name="Table2.A" style:family="table-column">
      <style:table-column-properties style:column-width="0.6146in"/>
    </style:style>
    <style:style style:name="Table2.B" style:family="table-column">
      <style:table-column-properties style:column-width="5.0417in"/>
    </style:style>
    <style:style style:name="Table2.C" style:family="table-column">
      <style:table-column-properties style:column-width="0.9271in"/>
    </style:style>
    <style:style style:name="Table2.D" style:family="table-column">
      <style:table-column-properties style:column-width="1.4792in"/>
    </style:style>
    <style:style style:name="Table2.E" style:family="table-column">
      <style:table-column-properties style:column-width="1.635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</style:style>
    <style:style style:name="P4" style:family="paragraph" style:parent-style-name="Standard">
      <style:paragraph-properties fo:margin-top="0in" fo:margin-bottom="0in" loext:contextual-spacing="false" fo:text-align="end" style:justify-single-word="false"/>
    </style:style>
    <style:style style:name="P5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tyle="italic" style:font-style-asian="italic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9" style:family="paragraph" style:parent-style-name="Standard" style:list-style-name="WWNum5">
      <style:paragraph-properties fo:margin-left="0.5in" fo:margin-right="0in" fo:margin-top="0in" fo:margin-bottom="0in" loext:contextual-spacing="true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11" style:family="paragraph" style:parent-style-name="Standard" style:list-style-name="WWNum7">
      <style:paragraph-properties fo:margin-left="0.5in" fo:margin-right="0in" fo:margin-top="0in" fo:margin-bottom="0in" loext:contextual-spacing="true" fo:text-indent="-0.25in" style:auto-text-indent="false"/>
    </style:style>
    <style:style style:name="P12" style:family="paragraph" style:parent-style-name="Standard" style:list-style-name="WWNum6">
      <style:paragraph-properties fo:margin-left="0.5in" fo:margin-right="0in" fo:margin-top="0in" fo:margin-bottom="0in" loext:contextual-spacing="true" fo:text-indent="-0.25in" style:auto-text-indent="false"/>
    </style:style>
    <style:style style:name="P13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14" style:family="paragraph" style:parent-style-name="Standard" style:list-style-name="WWNum8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5" style:family="paragraph" style:parent-style-name="Standard" style:list-style-name="WWNum11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6" style:family="paragraph" style:parent-style-name="Standard" style:list-style-name="WWNum9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7" style:family="paragraph" style:parent-style-name="Standard" style:list-style-name="WWNum2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8" style:family="paragraph" style:parent-style-name="Standard" style:list-style-name="WWNum10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9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</style:style>
    <style:style style:name="P20" style:family="paragraph" style:parent-style-name="Standard" style:list-style-name="WWNum10">
      <style:paragraph-properties fo:margin-left="0.5in" fo:margin-right="0in" fo:margin-top="0in" fo:margin-bottom="0in" loext:contextual-spacing="true" fo:text-indent="-0.25in" style:auto-text-indent="false"/>
    </style:style>
    <style:style style:name="P21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</style:style>
    <style:style style:name="P23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</style:style>
    <style:style style:name="P24" style:family="paragraph" style:parent-style-name="Standard" style:list-style-name="WWNum12">
      <style:paragraph-properties fo:margin-left="0.5in" fo:margin-right="0in" fo:margin-top="0in" fo:margin-bottom="0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Data For Communities Lesson Plan (Nov 18)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T2">Workshop facilitators</text:span></text:p>
          </table:table-cell>
          <table:table-cell table:style-name="Table1.A1" office:value-type="string">
            <text:p text:style-name="P6"><text:span text:style-name="T2">Sam Milsom, Julian Tai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Room setup</text:span></text:p>
          </table:table-cell>
          <table:table-cell table:style-name="Table1.A1" office:value-type="string">
            <text:p text:style-name="P6"><text:span text:style-name="T2">Cabaret seating - Groups of 6-8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Tech/equipment</text:span></text:p>
          </table:table-cell>
          <table:table-cell table:style-name="Table1.A1" office:value-type="string">
            <text:p text:style-name="P6"><text:span text:style-name="T2">Projector (venue)</text:span></text:p>
            <text:p text:style-name="P6"><text:span text:style-name="T2">Computer for facilitators (ODM)</text:span></text:p>
            <text:p text:style-name="P6"><text:span text:style-name="T2">Computers/devices for workshop participants (venue/participants)</text:span></text:p>
            <text:p text:style-name="P6"><text:span text:style-name="T2">Wifi for everyone (venue)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Documentation</text:span></text:p>
          </table:table-cell>
          <table:table-cell table:style-name="Table1.A1" office:value-type="string">
            <text:p text:style-name="P6"><text:span text:style-name="T2">Photos</text:span></text:p>
            <text:p text:style-name="P6"><text:span text:style-name="T2">Feedback sheets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Materials</text:span></text:p>
          </table:table-cell>
          <table:table-cell table:style-name="Table1.A1" office:value-type="string">
            <text:p text:style-name="P6"><text:span text:style-name="T2">Marker pens</text:span></text:p>
            <text:p text:style-name="P6"><text:span text:style-name="T2">Name badge stickers</text:span></text:p>
            <text:p text:style-name="P6"><text:span text:style-name="T2">Data Explorer sheets</text:span></text:p>
            <text:p text:style-name="P6"><text:span text:style-name="T2">DIKW pyramid info sheets</text:span></text:p>
            <text:p text:style-name="P6"><text:span text:style-name="T2">Exercise sheets</text:span></text:p>
            <text:p text:style-name="P6"><text:span text:style-name="T2">Feedback sheets.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Catering</text:span></text:p>
          </table:table-cell>
          <table:table-cell table:style-name="Table1.A1" office:value-type="string">
            <text:p text:style-name="P3"><text:span text:style-name="T2">Tea/coffee/biscuits provided by venue </text:span></text:p>
            <text:p text:style-name="P3"><text:span text:style-name="T2">Suggest people bring sandwiches</text:span>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6"><text:span text:style-name="T3">Time</text:span></text:p>
          </table:table-cell>
          <table:table-cell table:style-name="Table2.A1" office:value-type="string">
            <text:p text:style-name="P6"><text:span text:style-name="T3">Activity</text:span></text:p>
          </table:table-cell>
          <table:table-cell table:style-name="Table2.A1" office:value-type="string">
            <text:p text:style-name="P6"><text:span text:style-name="T3">Lead</text:span></text:p>
          </table:table-cell>
          <table:table-cell table:style-name="Table2.A1" office:value-type="string">
            <text:p text:style-name="P6"><text:span text:style-name="T3">Materials needed</text:span></text:p>
          </table:table-cell>
          <table:table-cell table:style-name="Table2.A1" office:value-type="string">
            <text:p text:style-name="P6"><text:span text:style-name="T3">Learning Outcome</text:span></text:p>
          </table:table-cell>
        </table:table-row>
        <table:table-row table:style-name="Table2.1">
          <table:table-cell table:style-name="Table2.A1" office:value-type="string">
            <text:p text:style-name="P6">18.00</text:p>
            <text:p text:style-name="P7"/>
            <text:p text:style-name="P6"><text:span text:style-name="T4">5m</text:span></text:p>
          </table:table-cell>
          <table:table-cell table:style-name="Table2.A1" office:value-type="string">
            <text:p text:style-name="P1"><text:span text:style-name="T3">Introduction</text:span></text:p>
            <text:list xml:id="list3214981551" text:style-name="WWNum5">
              <text:list-item>
                <text:p text:style-name="P9">Housekeeping.</text:p>
              </text:list-item>
              <text:list-item>
                <text:p text:style-name="P9">Maths question...</text:p>
              </text:list-item>
              <text:list-item>
                <text:p text:style-name="P9">What is Open Data Manchester?</text:p>
              </text:list-item>
              <text:list-item>
                <text:p text:style-name="P9">Run through agenda for evening</text:p>
              </text:list-item>
            </text:list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Slides</text:p>
          </table:table-cell>
          <table:table-cell table:style-name="Table2.A1" office:value-type="string">
            <text:p text:style-name="P6">Introduction to evening.</text:p>
          </table:table-cell>
        </table:table-row>
        <table:table-row table:style-name="Table2.1">
          <table:table-cell table:style-name="Table2.A1" office:value-type="string">
            <text:p text:style-name="P6">18.05</text:p>
            <text:p text:style-name="P6"/>
            <text:p text:style-name="P6"><text:span text:style-name="T4">15m</text:span></text:p>
          </table:table-cell>
          <table:table-cell table:style-name="Table2.A1" office:value-type="string">
            <text:p text:style-name="P1"><text:span text:style-name="T3">Data Explorer</text:span></text:p>
            <text:list xml:id="list1642643066" text:style-name="WWNum3">
              <text:list-item>
                <text:p text:style-name="P10">What type of a data explorer are you? Participants are told to fill in Data Explorer sheets to assess their skills.</text:p>
              </text:list-item>
              <text:list-item>
                <text:p text:style-name="P10">Get people into groups based on computers available</text:p>
              </text:list-item>
            </text:list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>Data Explorer sheets</text:p>
          </table:table-cell>
          <table:table-cell table:style-name="Table2.A1" office:value-type="string">
            <text:p text:style-name="P6">Self-assessment of skills.</text:p>
          </table:table-cell>
        </table:table-row>
        <table:table-row table:style-name="Table2.1">
          <table:table-cell table:style-name="Table2.A1" office:value-type="string">
            <text:p text:style-name="P6">18.20</text:p>
            <text:p text:style-name="P6"/>
            <text:p text:style-name="P6"><text:span text:style-name="T4">10m</text:span></text:p>
          </table:table-cell>
          <table:table-cell table:style-name="Table2.A1" office:value-type="string">
            <text:p text:style-name="P1"><text:span text:style-name="T3">What is data?</text:span></text:p>
            <text:list xml:id="list63577976" text:style-name="WWNum7">
              <text:list-item>
                <text:p text:style-name="P11">Brief explanation of what data is and some basic terminology</text:p>
              </text:list-item>
              <text:list-item>
                <text:p text:style-name="P11">DIKW triangle</text:p>
              </text:list-item>
              <text:list-item>
                <text:p text:style-name="P11">Data will no answer your question - it will help you to understand but rarely an answer in itself. </text:p>
              </text:list-item>
              <text:list-item>
                <text:p text:style-name="P11">Correlation / causation problem</text:p>
              </text:list-item>
            </text:list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3">Slides</text:p>
            <text:p text:style-name="P6">DIKW sheets</text:p>
          </table:table-cell>
          <table:table-cell table:style-name="Table2.A1" office:value-type="string">
            <text:p text:style-name="P6">Data doesn’t have to be scary</text:p>
          </table:table-cell>
        </table:table-row>
        <table:table-row table:style-name="Table2.1">
          <table:table-cell table:style-name="Table2.A1" office:value-type="string">
            <text:p text:style-name="P6">18.30</text:p>
            <text:p text:style-name="P6"/>
            <text:p text:style-name="P6"><text:span text:style-name="T4">10m</text:span></text:p>
          </table:table-cell>
          <table:table-cell table:style-name="Table2.A1" office:value-type="string">
            <text:p text:style-name="P21"><text:span text:style-name="T3">Example of data use</text:span></text:p>
            <text:list xml:id="list2760635514" text:style-name="WWNum6">
              <text:list-item>
                <text:p text:style-name="P12">MappingGM, show areas/wards/LSOAs, IMD mapped on here.</text:p>
              </text:list-item>
            </text:list>
            <text:list xml:id="list3804164123" text:style-name="WWNum1">
              <text:list-item>
                <text:p text:style-name="P13">Deprivation vs Representation / Deprivation vs Control</text:p>
              </text:list-item>
            </text:list>
            <text:p text:style-name="P21">Show these as another way of showing this information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3">Slides</text:p>
          </table:table-cell>
          <table:table-cell table:style-name="Table2.A1" office:value-type="string">
            <text:p text:style-name="P6">Local characteristics</text:p>
            <text:p text:style-name="P6">Data can be used to create many different things</text:p>
            <text:p text:style-name="P6">Help you to understand your area better</text:p>
          </table:table-cell>
        </table:table-row>
        <table:table-row table:style-name="Table2.1">
          <table:table-cell table:style-name="Table2.A1" office:value-type="string">
            <text:p text:style-name="P6">18.40</text:p>
            <text:p text:style-name="P6"/>
            <text:p text:style-name="P6"><text:span text:style-name="T4">20m</text:span></text:p>
          </table:table-cell>
          <table:table-cell table:style-name="Table2.A1" office:value-type="string">
            <text:p text:style-name="P22"><text:span text:style-name="T3">Introducing Data Tools </text:span></text:p>
            <text:p text:style-name="P22">Police.uk</text:p>
            <text:list xml:id="list1044243906" text:style-name="WWNum8">
              <text:list-item>
                <text:p text:style-name="P14">Lets you look up crime stats</text:p>
              </text:list-item>
              <text:list-item>
                <text:p text:style-name="P14">Has useful mapping tools</text:p>
              </text:list-item>
            </text:list>
            <text:p text:style-name="P22">NOMIS</text:p>
            <text:list xml:id="list2251473079" text:style-name="WWNum11">
              <text:list-item>
                <text:p text:style-name="P15">Census data / life events etc</text:p>
              </text:list-item>
              <text:list-item>
                <text:p text:style-name="P15">Look up area profiles</text:p>
              </text:list-item>
            </text:list>
            <text:p text:style-name="P22">GrantNav / 360 Giving</text:p>
            <text:list xml:id="list305834857" text:style-name="WWNum9">
              <text:list-item>
                <text:p text:style-name="P16">In depth search function, look up funders, recipients, filter by area, amount awarded etc</text:p>
              </text:list-item>
            </text:list>
            <text:p text:style-name="P22">MappingGM</text:p>
            <text:list xml:id="list4287332143" text:style-name="WWNum2">
              <text:list-item>
                <text:p text:style-name="P17">Different maps based around various themes such as housing and demographics.</text:p>
              </text:list-item>
              <text:list-item>
                <text:p text:style-name="P17">Each map lets you drill down into different areas. </text:p>
              </text:list-item>
              <text:list-item>
                <text:p text:style-name="P17">Use filters to display different stats etc ie brownfield sites or transport access.</text:p>
              </text:list-item>
              <text:list-item>
                <text:p text:style-name="P17">Incredibly powerful too BUT a lot of complexity underneath, so may fall down a rabbit hole / draw conclusions.</text:p>
              </text:list-item>
              <text:list-item>
                <text:p text:style-name="P17">Causation NOT correlation</text:p>
              </text:list-item>
            </text:list>
            <text:p text:style-name="P23"/>
            <text:p text:style-name="P22">Only scratching at surface of these!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3">Live site, if possible</text:p>
            <text:p text:style-name="P3">If not, slides.</text:p>
          </table:table-cell>
          <table:table-cell table:style-name="Table2.A1" office:value-type="string">
            <text:p text:style-name="P6">Introduction to some tools that might be useful to communities</text:p>
          </table:table-cell>
        </table:table-row>
        <table:table-row table:style-name="Table2.1">
          <table:table-cell table:style-name="Table2.A1" office:value-type="string">
            <text:p text:style-name="P6">19.00</text:p>
            <text:p text:style-name="P6"/>
            <text:p text:style-name="P6"><text:span text:style-name="T4">40m</text:span></text:p>
          </table:table-cell>
          <table:table-cell table:style-name="Table2.A1" office:value-type="string">
            <text:p text:style-name="P21"><text:span text:style-name="T3">Exercises</text:span></text:p>
            <text:list xml:id="list3128390266" text:style-name="WWNum4">
              <text:list-item>
                <text:p text:style-name="P19">Data exploration, questions are set and groups explore using the tools</text:p>
              </text:list-item>
              <text:list-item>
                <text:p text:style-name="P19">Facilitators help when needed</text:p>
              </text:list-item>
            </text:list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>Exercise sheets</text:p>
          </table:table-cell>
          <table:table-cell table:style-name="Table2.A1" office:value-type="string">
            <text:p text:style-name="P6">Exploring data, and answering questions.</text:p>
            <text:p text:style-name="P6">Practical experience of using sites explored.</text:p>
          </table:table-cell>
        </table:table-row>
        <table:table-row table:style-name="Table2.1">
          <table:table-cell table:style-name="Table2.A1" office:value-type="string">
            <text:p text:style-name="P6">19.40</text:p>
            <text:p text:style-name="P6"/>
            <text:p text:style-name="P6"><text:span text:style-name="T4">15m</text:span></text:p>
          </table:table-cell>
          <table:table-cell table:style-name="Table2.A1" office:value-type="string">
            <text:p text:style-name="P21"><text:span text:style-name="T3">Interesting discoveries</text:span></text:p>
            <text:list xml:id="list4043120351" text:style-name="WWNum10">
              <text:list-item>
                <text:p text:style-name="P20">Participants reveal any interesting discoveries they have made with data.</text:p>
              </text:list-item>
              <text:list-item>
                <text:p text:style-name="P18">What connections have people made?</text:p>
              </text:list-item>
              <text:list-item>
                <text:p text:style-name="P18">What questions has it raised?</text:p>
              </text:list-item>
            </text:list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Reportng back / summary</text:p>
          </table:table-cell>
        </table:table-row>
        <table:table-row table:style-name="Table2.1">
          <table:table-cell table:style-name="Table2.A1" office:value-type="string">
            <text:p text:style-name="P6">19.55</text:p>
            <text:p text:style-name="P6"/>
            <text:p text:style-name="P6"><text:span text:style-name="T4">5m</text:span></text:p>
          </table:table-cell>
          <table:table-cell table:style-name="Table2.A1" office:value-type="string">
            <text:p text:style-name="P6"><text:span text:style-name="T3">Wrap up</text:span></text:p>
            <text:list xml:id="list2629248851" text:style-name="WWNum12">
              <text:list-item>
                <text:p text:style-name="P24">Recap what we have gone through this eve</text:p>
              </text:list-item>
              <text:list-item>
                <text:p text:style-name="P24">Maths Question answer… </text:p>
              </text:list-item>
            </text:list>
            <text:p text:style-name="P6">(most will say that the bat costs £1 and the ball 10p. The actual answer is £1.05 &amp; 5p. Highlights how we need to be careful with how we look at and interpret data)</text:p>
            <text:list xml:id="list34443616544051" text:continue-numbering="true" text:style-name="WWNum12">
              <text:list-item>
                <text:p text:style-name="P24">Feedback sheets. - please fill out &amp; leave.</text:p>
              </text:list-item>
            </text:list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>Workshop feedback sheets</text:p>
          </table:table-cell>
          <table:table-cell table:style-name="Table2.A1" office:value-type="string">
            <text:p text:style-name="P6">Reinforce learnings</text:p>
            <text:p text:style-name="P6">Feedback to participants</text:p>
          </table:table-cell>
        </table:table-row>
        <table:table-row table:style-name="Table2.1">
          <table:table-cell table:style-name="Table2.A1" office:value-type="string">
            <text:p text:style-name="P6">20.00</text:p>
          </table:table-cell>
          <table:table-cell table:style-name="Table2.A1" office:value-type="string">
            <text:p text:style-name="P6"><text:span text:style-name="T3">Close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><text:span text:style-name="T3"><text:s/></text:span></text:p>
          </table:table-cell>
        </table:table-row>
      </table:table>
      <text:p text:style-name="P1"><text:soft-page-break/><text:span text:style-name="T3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style style:name="MP2" style:family="paragraph" style:parent-style-name="Standard">
      <style:paragraph-properties fo:margin-top="0in" fo:margin-bottom="0in" loext:contextual-spacing="false" fo:text-align="end" style:justify-single-word="fals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29in" fo:page-height="8.2681in" style:num-format="1" style:print-orientation="portrait" fo:margin-top="0in" fo:margin-bottom="0.5in" fo:margin-left="1in" fo:margin-right="1in" style:writing-mode="lr-tb" style:layout-grid-color="#c0c0c0" style:layout-grid-lines="159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><text:s text:c="2"/><draw:frame draw:style-name="Mfr1" draw:name="image1.png" text:anchor-type="as-char" svg:width="0.9165in" svg:height="0.3228in" draw:z-index="1"><draw:image xlink:href="Pictures/10000201000000580000001F7D6E7D86E7CE4ECB.png" xlink:type="simple" xlink:show="embed" xlink:actuate="onLoad" loext:mime-type="image/png"/></draw:frame><text:s text:c="10"/><text:tab/><text:tab/><text:tab/><text:tab/><text:tab/><text:tab/><text:tab/><text:tab/><text:tab/><text:tab/><text:tab/><text:tab/><text:tab/><text:tab/> <text:s/><draw:frame draw:style-name="Mfr1" draw:name="image2.jpg" text:anchor-type="as-char" svg:width="1.5661in" svg:height="0.4398in" draw:z-index="3"><draw:image xlink:href="Pictures/100000000000019000000071041A8B54E4EDA86D.jpg" xlink:type="simple" xlink:show="embed" xlink:actuate="onLoad" loext:mime-type="image/jpeg"/></draw:fra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2" meta:object-count="0" meta:page-count="2" meta:paragraph-count="115" meta:word-count="510" meta:character-count="3066" meta:non-whitespace-character-count="2663"/>
    <meta:generator>LibreOfficeDev/6.0.5.2$Linux_X86_64 LibreOffice_project/</meta:generator>
  </office:meta>
</office:document-meta>
</file>